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5.977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5.977cm"/>
    </style:style>
    <style:style style:name="gr4" style:family="graphic" style:parent-style-name="standard">
      <style:graphic-properties draw:stroke="none" svg:stroke-color="#000000" draw:fill="none" draw:fill-color="#ffffff" fo:min-height="3.687cm"/>
    </style:style>
    <style:style style:name="gr5" style:family="graphic" style:parent-style-name="standard">
      <style:graphic-properties draw:stroke="none" svg:stroke-color="#000000" draw:fill="none" draw:fill-color="#ffffff" fo:min-height="4.068cm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5.977cm"/>
    </style:style>
    <style:style style:name="gr7" style:family="graphic" style:parent-style-name="standard">
      <style:graphic-properties draw:stroke="none" svg:stroke-color="#000000" draw:fill="none" draw:fill-color="#ffffff" fo:min-height="6.354cm"/>
    </style:style>
    <style:style style:name="gr8" style:family="graphic" style:parent-style-name="standard">
      <style:graphic-properties draw:textarea-horizontal-align="justify" draw:textarea-vertical-align="middle" draw:auto-grow-height="false" fo:min-height="3.941cm" fo:min-width="6.104cm"/>
    </style:style>
    <style:style style:name="gr9" style:family="graphic" style:parent-style-name="standard">
      <style:graphic-properties draw:stroke="none" svg:stroke-color="#000000" draw:fill="none" draw:fill-color="#ffffff" fo:min-height="1.274cm"/>
    </style:style>
    <style:style style:name="gr10" style:family="graphic" style:parent-style-name="standard">
      <style:graphic-properties draw:textarea-horizontal-align="justify" draw:textarea-vertical-align="middle" draw:auto-grow-height="false" fo:min-height="3.052cm" fo:min-width="6.104cm"/>
    </style:style>
    <style:style style:name="gr11" style:family="graphic" style:parent-style-name="standard">
      <style:graphic-properties draw:stroke="none" svg:stroke-color="#000000" draw:fill="none" draw:fill-color="#ffffff" fo:min-height="3.941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6.104cm"/>
    </style:style>
    <style:style style:name="gr13" style:family="graphic" style:parent-style-name="standard">
      <style:graphic-properties draw:stroke="none" svg:stroke-color="#000000" draw:fill="none" draw:fill-color="#ffffff" fo:min-height="5.592cm"/>
    </style:style>
    <style:style style:name="gr14" style:family="graphic" style:parent-style-name="standard">
      <style:graphic-properties draw:textarea-horizontal-align="justify" draw:textarea-vertical-align="middle" draw:auto-grow-height="false" fo:min-height="3.687cm" fo:min-width="6.104cm"/>
    </style:style>
    <style:style style:name="gr15" style:family="graphic" style:parent-style-name="standard">
      <style:graphic-properties draw:stroke="none" svg:stroke-color="#000000" draw:fill="none" draw:fill-color="#ffffff" fo:min-height="3.052cm"/>
    </style:style>
    <style:style style:name="gr16" style:family="graphic" style:parent-style-name="standard">
      <style:graphic-properties draw:textarea-horizontal-align="justify" draw:textarea-vertical-align="middle" draw:auto-grow-height="false" fo:min-height="2.798cm" fo:min-width="6.104cm"/>
    </style:style>
    <style:style style:name="gr17" style:family="graphic" style:parent-style-name="standard">
      <style:graphic-properties draw:stroke="none" svg:stroke-color="#000000" draw:fill="none" draw:fill-color="#ffffff" fo:min-height="5.719cm"/>
    </style:style>
    <style:style style:name="gr18" style:family="graphic" style:parent-style-name="standard">
      <style:graphic-properties draw:stroke="none" svg:stroke-color="#000000" draw:fill="none" draw:fill-color="#ffffff" fo:min-height="5.338cm"/>
    </style:style>
    <style:style style:name="gr19" style:family="graphic" style:parent-style-name="standard">
      <style:graphic-properties draw:stroke="none" svg:stroke-color="#000000" draw:fill="none" draw:fill-color="#ffffff" fo:min-height="5.465cm"/>
    </style:style>
    <style:style style:name="gr20" style:family="graphic" style:parent-style-name="standard">
      <style:graphic-properties draw:textarea-horizontal-align="justify" draw:textarea-vertical-align="middle" draw:auto-grow-height="false" fo:min-height="4.703cm" fo:min-width="6.104cm"/>
    </style:style>
    <style:style style:name="gr21" style:family="graphic" style:parent-style-name="standard">
      <style:graphic-properties draw:textarea-horizontal-align="justify" draw:textarea-vertical-align="middle" draw:auto-grow-height="false" fo:min-height="3.814cm" fo:min-width="6.104cm"/>
    </style:style>
    <style:style style:name="gr22" style:family="graphic" style:parent-style-name="standard">
      <style:graphic-properties draw:stroke="none" svg:stroke-color="#000000" draw:fill="none" draw:fill-color="#ffffff" fo:min-height="4.703cm"/>
    </style:style>
    <style:style style:name="gr23" style:family="graphic" style:parent-style-name="standard">
      <style:graphic-properties draw:textarea-horizontal-align="justify" draw:textarea-vertical-align="middle" draw:auto-grow-height="false" fo:min-height="1.909cm" fo:min-width="6.104cm"/>
    </style:style>
    <style:style style:name="gr24" style:family="graphic" style:parent-style-name="standard">
      <style:graphic-properties draw:stroke="none" svg:stroke-color="#000000" draw:fill="none" draw:fill-color="#ffffff" fo:min-height="5.08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5.588cm" svg:x="1.508cm" svg:y="1.5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223cm" svg:height="0.762cm" svg:x="1.635cm" svg:y="1.635cm">
          <draw:text-box>
            <text:p text:style-name="P2"><text:span text:style-name="T1">GPIO</text:span></text:p>
          </draw:text-box>
        </draw:frame>
        <draw:custom-shape draw:style-name="gr3" draw:text-style-name="P1" draw:layer="layout" svg:width="6.477cm" svg:height="4.826cm" svg:x="1.508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23cm" svg:height="3.937cm" svg:x="1.635cm" svg:y="2.397cm">
          <draw:text-box>
            <text:p/>
          </draw:text-box>
        </draw:frame>
        <draw:frame draw:style-name="gr5" draw:text-style-name="P3" draw:layer="layout" svg:width="6.223cm" svg:height="4.318cm" svg:x="1.635cm" svg:y="2.397cm">
          <draw:text-box>
            <text:p text:style-name="P2"><text:span text:style-name="T1">-name</text:span></text:p>
            <text:p text:style-name="P2"><text:span text:style-name="T1">-state</text:span></text:p>
            <text:p text:style-name="P2"><text:span text:style-name="T1">-type</text:span></text:p>
          </draw:text-box>
        </draw:frame>
        <draw:custom-shape draw:style-name="gr6" draw:text-style-name="P1" draw:layer="layout" svg:width="6.477cm" svg:height="2.921cm" svg:x="1.508cm" svg:y="4.17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223cm" svg:height="6.604cm" svg:x="1.635cm" svg:y="4.302cm">
          <draw:text-box>
            <text:p text:style-name="P2"><text:span text:style-name="T1">+setPin</text:span></text:p>
            <text:p text:style-name="P2"><text:span text:style-name="T1">+writePin</text:span></text:p>
            <text:p text:style-name="P2"><text:span text:style-name="T1">+typePin</text:span></text:p>
            <text:p text:style-name="P2"><text:span text:style-name="T1">+setPinName</text:span></text:p>
            <text:p text:style-name="P2"><text:span text:style-name="T1">+pinState</text:span></text:p>
          </draw:text-box>
        </draw:frame>
        <draw:custom-shape draw:style-name="gr8" draw:text-style-name="P1" draw:layer="layout" svg:width="6.604cm" svg:height="4.191cm" svg:x="1.508cm" svg:y="8.112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35cm" svg:height="1.524cm" svg:x="1.635cm" svg:y="8.239cm">
          <draw:text-box>
            <text:p text:style-name="P2"><text:span text:style-name="T1">SENSORs</text:span></text:p>
          </draw:text-box>
        </draw:frame>
        <draw:custom-shape draw:style-name="gr10" draw:text-style-name="P1" draw:layer="layout" svg:width="6.604cm" svg:height="3.302cm" svg:x="1.508cm" svg:y="9.00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6.35cm" svg:height="4.191cm" svg:x="1.635cm" svg:y="9.128cm">
          <draw:text-box>
            <text:p text:style-name="P2"><text:span text:style-name="T1">-name</text:span></text:p>
            <text:p text:style-name="P2"><text:span text:style-name="T1">-state</text:span></text:p>
          </draw:text-box>
        </draw:frame>
        <draw:custom-shape draw:style-name="gr12" draw:text-style-name="P1" draw:layer="layout" svg:width="6.604cm" svg:height="2.032cm" svg:x="1.508cm" svg:y="10.27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6.35cm" svg:height="5.842cm" svg:x="1.635cm" svg:y="10.398cm">
          <draw:text-box>
            <text:p text:style-name="P2"><text:span text:style-name="T1">+setName</text:span></text:p>
            <text:p text:style-name="P2"><text:span text:style-name="T1">+setState</text:span></text:p>
            <text:p text:style-name="P2"><text:span text:style-name="T1">+readState</text:span></text:p>
            <text:p text:style-name="P2"><text:span text:style-name="T1"/></text:p>
          </draw:text-box>
        </draw:frame>
        <draw:custom-shape draw:style-name="gr14" draw:text-style-name="P1" draw:layer="layout" svg:width="6.604cm" svg:height="3.937cm" svg:x="1.508cm" svg:y="13.192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6.096cm" svg:height="3.302cm" svg:x="1.762cm" svg:y="13.319cm">
          <draw:text-box>
            <text:p text:style-name="P2"><text:span text:style-name="T1">LOGGER</text:span></text:p>
          </draw:text-box>
        </draw:frame>
        <draw:custom-shape draw:style-name="gr16" draw:text-style-name="P1" draw:layer="layout" svg:width="6.604cm" svg:height="3.048cm" svg:x="1.508cm" svg:y="14.081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6.35cm" svg:height="5.969cm" svg:x="1.635cm" svg:y="14.208cm">
          <draw:text-box>
            <text:p text:style-name="P2"><text:span text:style-name="T1">-changeOccurred</text:span></text:p>
            <text:p text:style-name="P2"><text:span text:style-name="T1"/></text:p>
          </draw:text-box>
        </draw:frame>
        <draw:custom-shape draw:style-name="gr12" draw:text-style-name="P1" draw:layer="layout" svg:width="6.604cm" svg:height="2.032cm" svg:x="1.508cm" svg:y="15.09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6.223cm" svg:height="5.588cm" svg:x="1.762cm" svg:y="15.351cm">
          <draw:text-box>
            <text:p/>
          </draw:text-box>
        </draw:frame>
        <draw:frame draw:style-name="gr19" draw:text-style-name="P3" draw:layer="layout" svg:width="6.35cm" svg:height="5.715cm" svg:x="1.635cm" svg:y="15.224cm">
          <draw:text-box>
            <text:p text:style-name="P2"><text:span text:style-name="T1">+changeHappened</text:span></text:p>
            <text:p text:style-name="P2"><text:span text:style-name="T1">+logEvent</text:span></text:p>
            <text:p text:style-name="P2"><text:span text:style-name="T1">+getEvent</text:span></text:p>
          </draw:text-box>
        </draw:frame>
        <draw:custom-shape draw:style-name="gr20" draw:text-style-name="P1" draw:layer="layout" svg:width="6.604cm" svg:height="4.953cm" svg:x="1.508cm" svg:y="18.018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6.223cm" svg:height="3.302cm" svg:x="1.635cm" svg:y="18.145cm">
          <draw:text-box>
            <text:p text:style-name="P2"><text:span text:style-name="T1">VALVEs</text:span></text:p>
          </draw:text-box>
        </draw:frame>
        <draw:custom-shape draw:style-name="gr21" draw:text-style-name="P1" draw:layer="layout" svg:width="6.604cm" svg:height="4.064cm" svg:x="1.508cm" svg:y="18.907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6.35cm" svg:height="4.953cm" svg:x="1.635cm" svg:y="19.034cm">
          <draw:text-box>
            <text:p text:style-name="P2"><text:span text:style-name="T1">-valveState</text:span></text:p>
            <text:p text:style-name="P2"><text:span text:style-name="T1">-getPinState</text:span></text:p>
            <text:p text:style-name="P2"><text:span text:style-name="T1">-getSensorState</text:span></text:p>
          </draw:text-box>
        </draw:frame>
        <draw:custom-shape draw:style-name="gr23" draw:text-style-name="P1" draw:layer="layout" svg:width="6.604cm" svg:height="2.159cm" svg:x="1.508cm" svg:y="20.812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6.096cm" svg:height="5.334cm" svg:x="1.762cm" svg:y="20.939cm">
          <draw:text-box>
            <text:p text:style-name="P2"><text:span text:style-name="T1">+getValveState</text:span></text:p>
            <text:p text:style-name="P2"><text:span text:style-name="T1">+setValveState</text:span></text:p>
            <text:p text:style-name="P2"><text:span text:style-name="T1">+reportValve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49:55.006520419</meta:creation-date>
    <meta:generator>LibreOffice/6.0.7.3$Linux_X86_64 LibreOffice_project/00m0$Build-3</meta:generator>
    <dc:date>2018-12-28T15:09:59.781073069</dc:date>
    <meta:editing-duration>PT20M4S</meta:editing-duration>
    <meta:editing-cycles>3</meta:editing-cycles>
    <meta:document-statistic meta:object-count="26"/>
  </office:meta>
</office:document-meta>
</file>